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Roboto" svg:font-family="Roboto, Ubuntu, Arial, sans-serif"/>
    <style:font-face style:name="Script Arial" svg:font-family="'Script Arial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5f7b" officeooo:paragraph-rsid="00055f7b"/>
    </style:style>
    <style:style style:name="P2" style:family="paragraph" style:parent-style-name="Standard">
      <style:text-properties officeooo:paragraph-rsid="00055f7b"/>
    </style:style>
    <style:style style:name="P3" style:family="paragraph" style:parent-style-name="Standard">
      <style:text-properties officeooo:rsid="00055f7b" officeooo:paragraph-rsid="00055f7b"/>
    </style:style>
    <style:style style:name="P4" style:family="paragraph" style:parent-style-name="Standard">
      <style:text-properties fo:color="#0066b3" fo:font-size="14pt" officeooo:rsid="00055f7b" officeooo:paragraph-rsid="00055f7b" style:font-size-asian="14pt" style:font-size-complex="14pt"/>
    </style:style>
    <style:style style:name="P5" style:family="paragraph" style:parent-style-name="Standard">
      <style:text-properties fo:color="#0066b3" fo:font-size="14pt" officeooo:rsid="00055f7b" officeooo:paragraph-rsid="0007d7e0" style:font-size-asian="14pt" style:font-size-complex="14pt"/>
    </style:style>
    <style:style style:name="P6" style:family="paragraph" style:parent-style-name="Standard">
      <style:text-properties fo:color="#0066b3" fo:font-size="14pt" officeooo:rsid="00055f7b" officeooo:paragraph-rsid="00093d5c" style:font-size-asian="14pt" style:font-size-complex="14pt"/>
    </style:style>
    <style:style style:name="P7" style:family="paragraph" style:parent-style-name="Standard">
      <style:text-properties fo:color="#0066b3" fo:font-size="14pt" officeooo:rsid="00093d5c" officeooo:paragraph-rsid="00093d5c" style:font-size-asian="14pt" style:font-size-complex="14pt"/>
    </style:style>
    <style:style style:name="P8" style:family="paragraph" style:parent-style-name="Standard">
      <style:text-properties fo:color="#0066b3" fo:font-size="14pt" officeooo:rsid="0009e176" officeooo:paragraph-rsid="0009e176" style:font-size-asian="14pt" style:font-size-complex="14pt"/>
    </style:style>
    <style:style style:name="P9" style:family="paragraph" style:parent-style-name="Standard">
      <style:text-properties fo:color="#0066b3" fo:font-size="14pt" officeooo:rsid="000b0c73" officeooo:paragraph-rsid="000b0c73" style:font-size-asian="14pt" style:font-size-complex="14pt"/>
    </style:style>
    <style:style style:name="P10" style:family="paragraph" style:parent-style-name="Standard">
      <style:text-properties fo:color="#0066b3" style:font-name="Liberation Serif" fo:font-size="12pt" officeooo:paragraph-rsid="00093d5c" style:font-size-asian="12pt" style:font-size-complex="12pt"/>
    </style:style>
    <style:style style:name="P11" style:family="paragraph" style:parent-style-name="Standard">
      <style:text-properties fo:color="#000000" fo:font-size="12pt" officeooo:paragraph-rsid="00055f7b" style:font-size-asian="12pt" style:font-size-complex="12pt"/>
    </style:style>
    <style:style style:name="P12" style:family="paragraph" style:parent-style-name="Standard">
      <style:text-properties fo:color="#000000" fo:font-size="12pt" officeooo:rsid="00055f7b" officeooo:paragraph-rsid="00055f7b" style:font-size-asian="12pt" style:font-size-complex="12pt"/>
    </style:style>
    <style:style style:name="P13" style:family="paragraph" style:parent-style-name="Standard">
      <style:text-properties fo:color="#000000" fo:font-size="12pt" officeooo:rsid="00055f7b" officeooo:paragraph-rsid="0007d7e0" style:font-size-asian="12pt" style:font-size-complex="12pt"/>
    </style:style>
    <style:style style:name="P14" style:family="paragraph" style:parent-style-name="Standard">
      <style:text-properties fo:color="#000000" fo:font-size="12pt" officeooo:rsid="00055f7b" officeooo:paragraph-rsid="00093d5c" style:font-size-asian="12pt" style:font-size-complex="12pt"/>
    </style:style>
    <style:style style:name="P15" style:family="paragraph" style:parent-style-name="Standard">
      <style:text-properties fo:color="#000000" fo:font-size="12pt" officeooo:rsid="00055f7b" officeooo:paragraph-rsid="0009e176" style:font-size-asian="12pt" style:font-size-complex="12pt"/>
    </style:style>
    <style:style style:name="P16" style:family="paragraph" style:parent-style-name="Standard">
      <style:text-properties fo:color="#000000" fo:font-size="12pt" officeooo:rsid="00055f7b" officeooo:paragraph-rsid="000b0c73" style:font-size-asian="12pt" style:font-size-complex="12pt"/>
    </style:style>
    <style:style style:name="P17" style:family="paragraph" style:parent-style-name="Standard">
      <style:text-properties fo:color="#000000" fo:font-size="12pt" officeooo:paragraph-rsid="0007d7e0" style:font-size-asian="12pt" style:font-size-complex="12pt"/>
    </style:style>
    <style:style style:name="P18" style:family="paragraph" style:parent-style-name="Standard">
      <style:text-properties officeooo:paragraph-rsid="00093d5c"/>
    </style:style>
    <style:style style:name="P19" style:family="paragraph" style:parent-style-name="Standard">
      <style:text-properties officeooo:paragraph-rsid="0007d7e0"/>
    </style:style>
    <style:style style:name="P20" style:family="paragraph" style:parent-style-name="Standard">
      <style:text-properties officeooo:paragraph-rsid="0009e176"/>
    </style:style>
    <style:style style:name="T1" style:family="text">
      <style:text-properties officeooo:rsid="00055f7b"/>
    </style:style>
    <style:style style:name="T2" style:family="text">
      <style:text-properties fo:font-variant="normal" fo:text-transform="none" style:font-name="Liberation Serif" fo:letter-spacing="normal" fo:font-style="normal" fo:font-weight="normal"/>
    </style:style>
    <style:style style:name="T3" style:family="text">
      <style:text-properties fo:font-variant="normal" fo:text-transform="none" style:font-name="Liberation Serif" fo:letter-spacing="normal" fo:font-style="normal" fo:font-weight="normal" officeooo:rsid="00055f7b"/>
    </style:style>
    <style:style style:name="T4" style:family="text">
      <style:text-properties fo:font-variant="normal" fo:text-transform="none" fo:color="#0066b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ff00ff" style:font-name="Script Arial" fo:font-size="14pt" fo:letter-spacing="normal" fo:font-style="normal"/>
    </style:style>
    <style:style style:name="T6" style:family="text">
      <style:text-properties fo:font-variant="normal" fo:text-transform="none" fo:color="#ff00ff" style:font-name="Script Arial" fo:font-size="10pt" fo:letter-spacing="normal" fo:font-style="normal" style:font-size-asian="10pt" style:font-size-complex="10pt"/>
    </style:style>
    <style:style style:name="T7" style:family="text">
      <style:text-properties fo:font-variant="normal" fo:text-transform="none" fo:color="#00ff00" style:font-name="Arial" fo:font-size="10pt" fo:letter-spacing="normal" fo:font-style="normal"/>
    </style:style>
    <style:style style:name="T8" style:family="text">
      <style:text-properties fo:font-variant="normal" fo:text-transform="none" fo:color="#00ff00" style:font-name="Arial" fo:font-size="10pt" fo:letter-spacing="normal" fo:font-style="normal" style:font-size-asian="10pt" style:font-size-complex="10pt"/>
    </style:style>
    <style:style style:name="T9" style:family="text">
      <style:text-properties officeooo:rsid="00093d5c"/>
    </style:style>
    <style:style style:name="T10" style:family="text">
      <style:text-properties fo:color="#000000" fo:font-size="12pt" officeooo:rsid="00055f7b" style:font-size-asian="12pt" style:font-size-complex="12pt"/>
    </style:style>
    <style:style style:name="T11" style:family="text">
      <style:text-properties fo:color="#000000" fo:font-size="12pt" officeooo:rsid="00093d5c" style:font-size-asian="12pt" style:font-size-complex="12pt"/>
    </style:style>
    <style:style style:name="T12" style:family="text">
      <style:text-properties fo:color="#000000" fo:font-size="12pt" officeooo:rsid="0009e176" style:font-size-asian="12pt" style:font-size-complex="12pt"/>
    </style:style>
    <style:style style:name="T13" style:family="text">
      <style:text-properties fo:color="#000000" fo:font-size="10pt" officeooo:rsid="0009e176" style:font-size-asian="10pt" style:font-size-complex="10pt"/>
    </style:style>
    <style:style style:name="T14" style:family="text">
      <style:text-properties fo:color="#0066b3" fo:font-size="14pt" officeooo:rsid="00055f7b" style:font-size-asian="14pt" style:font-size-complex="14pt"/>
    </style:style>
    <style:style style:name="T15" style:family="text">
      <style:text-properties officeooo:rsid="000c0906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officeooo:rsid="000d6d16" style:font-size-asian="12pt" style:font-size-complex="12pt"/>
    </style:style>
    <style:style style:name="T18" style:family="text">
      <style:text-properties style:font-name="Liberation Serif" fo:font-size="12pt" officeooo:rsid="00093d5c" style:font-size-asian="12pt" style:font-size-complex="12pt"/>
    </style:style>
    <style:style style:name="T19" style:family="text">
      <style:text-properties officeooo:rsid="0009e176"/>
    </style:style>
    <style:style style:name="T20" style:family="text">
      <style:text-properties officeooo:rsid="000b0c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xt is overlapping </text:p>
      <text:p text:style-name="P4"/>
      <text:p text:style-name="P4"/>
      <text:p text:style-name="P4"/>
      <text:p text:style-name="P4">Used Device/Browser:</text:p>
      <text:p text:style-name="P11"><text:span text:style-name="T1">Google Chrome </text:span><text:span text:style-name="T2">Version 80.0.3987.100 (Official Build) (64-bit) </text:span><text:span text:style-name="T3">on Ubuntu 18.04</text:span></text:p>
      <text:p text:style-name="P12"/>
      <text:p text:style-name="P4"/>
      <text:p text:style-name="P4"/>
      <text:p text:style-name="P4">Steps to reproduce:</text:p>
      <text:p text:style-name="P2"><text:span text:style-name="T10"><text:tab/>-</text:span><text:span text:style-name="T11">Go to </text:span><text:a xlink:type="simple" xlink:href="http://www.libertyvan.com/" text:style-name="Internet_20_link" text:visited-style-name="Visited_20_Internet_20_Link">http://www.libertyvan.com/</text:a> <text:span text:style-name="T9">page</text:span></text:p>
      <text:p text:style-name="P12"><text:tab/>-<text:span text:style-name="T9">Look at the top left corner of the page </text:span></text:p>
      <text:p text:style-name="P12"><text:tab/></text:p>
      <text:p text:style-name="P4"/>
      <text:p text:style-name="P4"/>
      <text:p text:style-name="P4">Screenshot</text:p>
      <text:p text:style-name="P2"><text:span text:style-name="T14"><text:tab/></text:span><text:a xlink:type="simple" xlink:href="https://prnt.sc/r63ecq" text:style-name="Internet_20_link" text:visited-style-name="Visited_20_Internet_20_Link">https://prnt.sc/r63ecq</text:a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15">Links shouldn't not be displayed this way:</text:span></text:p>
      <text:p text:style-name="P18"><text:span text:style-name="T4"><text:tab/></text:span><text:a xlink:type="simple" xlink:href="http://www.hosanna1.com/Hounds/" text:style-name="Internet_20_link" text:visited-style-name="Visited_20_Internet_20_Link">www.hosanna1.com/Hounds/</text:a></text:p>
      <text:p text:style-name="P18"><text:span text:style-name="Strong_20_Emphasis"><text:span text:style-name="T4"><text:s text:c="6"/></text:span></text:span><text:a xlink:type="simple" xlink:href="http://www.libertyvan.com/article/EndAlcoholProhibitionLetterToEdMetcalfeCountyKY160623.html" office:target-frame-name="_blank" xlink:show="new" text:style-name="Internet_20_link" text:visited-style-name="Visited_20_Internet_20_Link"><text:span text:style-name="Strong_20_Emphasis">www.libertyvan.com/article/EndAlcoholProhibitionLetterToEdMetcalfeCountyKY160623.html</text:span></text:a></text:p>
      <text:p text:style-name="P10"/>
      <text:p text:style-name="P6"><text:span text:style-name="T16"><text:tab/></text:span><text:span text:style-name="T17">with </text:span><text:a xlink:type="simple" xlink:href="http://www/" text:style-name="Internet_20_link" text:visited-style-name="Visited_20_Internet_20_Link"><text:span text:style-name="T16">http://www</text:span></text:a><text:span text:style-name="T17">. <text:s/>Nor extension of the file .htm</text:span><text:span text:style-name="T18">l</text:span></text:p>
      <text:p text:style-name="P5"/>
      <text:p text:style-name="P5"/>
      <text:p text:style-name="P5"/>
      <text:p text:style-name="P5">Used Device/Browser:</text:p>
      <text:p text:style-name="P17"><text:span text:style-name="T1">Google Chrome </text:span><text:span text:style-name="T2">Version 80.0.3987.100 (Official Build) (64-bit) </text:span><text:span text:style-name="T3">on Ubuntu 18.04</text:span></text:p>
      <text:p text:style-name="P13"/>
      <text:p text:style-name="P5"/>
      <text:p text:style-name="P5"/>
      <text:p text:style-name="P5">Steps to reproduce:</text:p>
      <text:p text:style-name="P14"><text:tab/>-<text:span text:style-name="T9">Go to </text:span><text:a xlink:type="simple" xlink:href="http://www.libertyvan.com/" text:style-name="Internet_20_link" text:visited-style-name="Visited_20_Internet_20_Link">http://www.libertyvan.com/</text:a> <text:span text:style-name="T9">page</text:span></text:p>
      <text:p text:style-name="P13"><text:tab/>-<text:span text:style-name="T9">Observe the links on the whole page </text:span></text:p>
      <text:p text:style-name="P13"><text:tab/></text:p>
      <text:p text:style-name="P5"/>
      <text:p text:style-name="P5"/>
      <text:p text:style-name="P5"/>
      <text:p text:style-name="P5">Screenshot</text:p>
      <text:p text:style-name="P19"><text:span text:style-name="T14"><text:tab/>-</text:span><text:a xlink:type="simple" xlink:href="https://prnt.sc/r63gjv" text:style-name="Internet_20_link" text:visited-style-name="Visited_20_Internet_20_Link">https://prnt.sc/r63gjv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8">Send this link via Email to a friend should open in a new tab </text:p>
      <text:p text:style-name="P5"/>
      <text:p text:style-name="P5"/>
      <text:p text:style-name="P5"/>
      <text:p text:style-name="P5">Used Device/Browser:</text:p>
      <text:p text:style-name="P17"><text:span text:style-name="T1">Google Chrome </text:span><text:span text:style-name="T2">Version 80.0.3987.100 (Official Build) (64-bit) </text:span><text:span text:style-name="T3">on Ubuntu 18.04</text:span></text:p>
      <text:p text:style-name="P13"/>
      <text:p text:style-name="P5"/>
      <text:p text:style-name="P5"/>
      <text:p text:style-name="P5">Steps to reproduce:</text:p>
      <text:p text:style-name="P15"><text:tab/>-<text:span text:style-name="T9">Go to </text:span><text:a xlink:type="simple" xlink:href="http://www.libertyvan.com/" text:style-name="Internet_20_link" text:visited-style-name="Visited_20_Internet_20_Link">http://www.libertyvan.com/</text:a> <text:span text:style-name="T9">page</text:span></text:p>
      <text:p text:style-name="P20"><text:span text:style-name="T10"><text:tab/>-</text:span><text:span text:style-name="T12">Click on </text:span><text:span text:style-name="T13">“</text:span><text:span text:style-name="Strong_20_Emphasis"><text:span text:style-name="T6">NEW!   *** SEND THIS LINK TO A FRIEND!===&gt; </text:span></text:span><text:a xlink:type="simple" xlink:href="mailto:?subject=ART%20car%20pictures%20&amp;body=http://www.libertyvan.com/" text:style-name="Internet_20_link" text:visited-style-name="Visited_20_Internet_20_Link"><text:span text:style-name="Strong_20_Emphasis"><text:span text:style-name="T8">CLICK HERE</text:span></text:span></text:a><text:span text:style-name="T13">”</text:span></text:p>
      <text:p text:style-name="P13"><text:tab/></text:p>
      <text:p text:style-name="P5"/>
      <text:p text:style-name="P5">Screenshot</text:p>
      <text:p text:style-name="P19"><text:span text:style-name="T14"><text:tab/>-</text:span><text:a xlink:type="simple" xlink:href="https://prnt.sc/r63hxr" text:style-name="Internet_20_link" text:visited-style-name="Visited_20_Internet_20_Link">https://prnt.sc/r63hxr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Whole Web Site lacks Text size and Color Consistency</text:p>
      <text:p text:style-name="P5"/>
      <text:p text:style-name="P5"/>
      <text:p text:style-name="P5"/>
      <text:p text:style-name="P5">Used Device/Browser:</text:p>
      <text:p text:style-name="P17"><text:span text:style-name="T1">Google Chrome </text:span><text:span text:style-name="T2">Version 80.0.3987.100 (Official Build) (64-bit) </text:span><text:span text:style-name="T3">on Ubuntu 18.04</text:span></text:p>
      <text:p text:style-name="P13"/>
      <text:p text:style-name="P5"/>
      <text:p text:style-name="P5"/>
      <text:p text:style-name="P5">Steps to reproduce:</text:p>
      <text:p text:style-name="P16"><text:tab/>-<text:span text:style-name="T9">Go to </text:span><text:a xlink:type="simple" xlink:href="http://www.libertyvan.com/" text:style-name="Internet_20_link" text:visited-style-name="Visited_20_Internet_20_Link">http://www.libertyvan.com/</text:a> <text:span text:style-name="T9">page</text:span></text:p>
      <text:p text:style-name="P13"><text:tab/>-<text:span text:style-name="T20">Read and observe</text:span></text:p>
      <text:p text:style-name="P13"/>
      <text:p text:style-name="P5"/>
      <text:p text:style-name="P5"/>
      <text:p text:style-name="P5">Screenshot</text:p>
      <text:p text:style-name="P19"><text:span text:style-name="T14"><text:tab/>-</text:span><text:a xlink:type="simple" xlink:href="https://prnt.sc/r63iv9" text:style-name="Internet_20_link" text:visited-style-name="Visited_20_Internet_20_Link">https://prnt.sc/r63iv9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Links on the bottom of the page confuse user </text:p>
      <text:p text:style-name="P5"/>
      <text:p text:style-name="P5"/>
      <text:p text:style-name="P5"/>
      <text:p text:style-name="P5">Used Device/Browser:</text:p>
      <text:p text:style-name="P17"><text:span text:style-name="T1">Google Chrome </text:span><text:span text:style-name="T2">Version 80.0.3987.100 (Official Build) (64-bit) </text:span><text:span text:style-name="T3">on Ubuntu 18.04</text:span></text:p>
      <text:p text:style-name="P13"/>
      <text:p text:style-name="P5"/>
      <text:p text:style-name="P5"/>
      <text:p text:style-name="P5">Steps to reproduce:</text:p>
      <text:p text:style-name="P16"><text:tab/>-<text:span text:style-name="T9">Go to </text:span><text:a xlink:type="simple" xlink:href="http://www.libertyvan.com/" text:style-name="Internet_20_link" text:visited-style-name="Visited_20_Internet_20_Link">http://www.libertyvan.com/</text:a> <text:span text:style-name="T9">page</text:span></text:p>
      <text:p text:style-name="P13"><text:tab/>-<text:span text:style-name="T20">Scroll to the bottom of the home page </text:span></text:p>
      <text:p text:style-name="P13"><text:tab/>-<text:span text:style-name="T20">Click on links specified in the screenshot </text:span></text:p>
      <text:p text:style-name="P13"><text:tab/></text:p>
      <text:p text:style-name="P5"/>
      <text:p text:style-name="P5"/>
      <text:p text:style-name="P5"/>
      <text:p text:style-name="P5">Screenshot</text:p>
      <text:p text:style-name="P19"><text:span text:style-name="T14"><text:tab/></text:span><text:a xlink:type="simple" xlink:href="https://prnt.sc/r63k23" text:style-name="Internet_20_link" text:visited-style-name="Visited_20_Internet_20_Link">https://prnt.sc/r63k23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Roboto" svg:font-family="Roboto, Ubuntu, Arial, sans-serif"/>
    <style:font-face style:name="Script Arial" svg:font-family="'Script Arial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58:33.768145353</meta:creation-date>
    <dc:date>2020-02-22T13:28:39.578970008</dc:date>
    <meta:editing-duration>PT28M3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5" meta:paragraph-count="48" meta:word-count="203" meta:character-count="1583" meta:non-whitespace-character-count="1386"/>
  </office:meta>
</office:document-meta>
</file>